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78" calcext:value-type="float">
            <text:p>62.7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5.56" calcext:value-type="float">
            <text:p>75.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.76" calcext:value-type="float">
            <text:p>59.7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0.94" calcext:value-type="float">
            <text:p>70.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.36" calcext:value-type="float">
            <text:p>56.3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94" calcext:value-type="float">
            <text:p>52.9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0.79" calcext:value-type="float">
            <text:p>30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59:56.875537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4:06:14.295698937</dc:date>
    <meta:editing-duration>PT6M29S</meta:editing-duration>
    <meta:editing-cycles>4</meta:editing-cycles>
    <meta:document-statistic meta:table-count="1" meta:cell-count="26" meta:object-count="0"/>
  </office:meta>
</office:document-meta>
</file>